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officeooo:rsid="0008b5b8" officeooo:paragraph-rsid="0008b5b8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8pt" style:text-underline-style="solid" style:text-underline-width="auto" style:text-underline-color="font-color" officeooo:rsid="000799ca" officeooo:paragraph-rsid="000799ca" style:font-size-asian="18pt" style:font-size-complex="18pt"/>
    </style:style>
    <style:style style:name="P4" style:family="paragraph" style:parent-style-name="Standard">
      <style:text-properties style:font-name="Courier New" fo:font-weight="bold" officeooo:rsid="0007287a" style:font-weight-asian="bold" style:font-weight-complex="bold"/>
    </style:style>
    <style:style style:name="P5" style:family="paragraph" style:parent-style-name="Standard">
      <style:text-properties style:font-name="Courier New" officeooo:rsid="0008b5b8" officeooo:paragraph-rsid="0008b5b8"/>
    </style:style>
    <style:style style:name="P6" style:family="paragraph" style:parent-style-name="Standard">
      <style:text-properties style:font-name="Courier New" fo:font-size="12pt" officeooo:paragraph-rsid="000bc5dc" style:font-size-asian="12pt" style:font-size-complex="12pt"/>
    </style:style>
    <style:style style:name="P7" style:family="paragraph" style:parent-style-name="Standard">
      <style:text-properties style:font-name="Courier New" fo:font-size="12pt" officeooo:rsid="000d06ab" officeooo:paragraph-rsid="000d06ab" style:font-size-asian="12pt" style:font-size-complex="12pt"/>
    </style:style>
    <style:style style:name="P8" style:family="paragraph" style:parent-style-name="Standard">
      <style:text-properties style:font-name="Courier New" fo:font-size="12pt" officeooo:rsid="000d06ab" officeooo:paragraph-rsid="000e9135" style:font-size-asian="12pt" style:font-size-complex="12pt"/>
    </style:style>
    <style:style style:name="P9" style:family="paragraph" style:parent-style-name="Standard">
      <style:text-properties style:font-name="Courier New" fo:font-size="12pt" fo:font-weight="bold" officeooo:paragraph-rsid="000bc5dc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New" fo:font-size="12pt" fo:font-weight="bold" officeooo:rsid="000d06ab" officeooo:paragraph-rsid="000d06ab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30303" style:font-name="Courier New" fo:font-size="12pt" fo:letter-spacing="normal" fo:font-style="normal" fo:font-weight="normal" officeooo:rsid="000bc5dc" officeooo:paragraph-rsid="000bc5dc" style:font-size-asian="12pt" style:font-size-complex="12pt"/>
    </style:style>
    <style:style style:name="P12" style:family="paragraph" style:parent-style-name="Standard">
      <style:text-properties style:font-name="Courier New" fo:font-size="12pt" officeooo:rsid="000d06ab" officeooo:paragraph-rsid="000e9135" style:font-size-asian="12pt" style:font-size-complex="12pt"/>
    </style:style>
    <style:style style:name="P13" style:family="paragraph" style:parent-style-name="Standard">
      <style:text-properties style:font-name="Courier New" fo:font-size="12pt" officeooo:rsid="0010c647" officeooo:paragraph-rsid="0010c647" style:font-size-asian="12pt" style:font-size-complex="12pt"/>
    </style:style>
    <style:style style:name="P14" style:family="paragraph" style:parent-style-name="Standard">
      <style:text-properties style:font-name="Courier New" fo:font-size="12pt" officeooo:rsid="0011137d" officeooo:paragraph-rsid="0011137d" style:font-size-asian="12pt" style:font-size-complex="12pt"/>
    </style:style>
    <style:style style:name="P15" style:family="paragraph" style:parent-style-name="Standard">
      <style:text-properties style:font-name="Courier New" fo:font-size="12pt" officeooo:rsid="0012180d" officeooo:paragraph-rsid="0012180d" style:font-size-asian="12pt" style:font-size-complex="12pt"/>
    </style:style>
    <style:style style:name="P16" style:family="paragraph" style:parent-style-name="Standard">
      <style:text-properties style:font-name="Courier New" fo:font-size="12pt" officeooo:rsid="0013037c" officeooo:paragraph-rsid="0013037c" style:font-size-asian="12pt" style:font-size-complex="12pt"/>
    </style:style>
    <style:style style:name="P17" style:family="paragraph" style:parent-style-name="Standard">
      <style:text-properties style:font-name="Courier New" fo:font-size="12pt" officeooo:rsid="0013c089" officeooo:paragraph-rsid="0013c089" style:font-size-asian="12pt" style:font-size-complex="12pt"/>
    </style:style>
    <style:style style:name="P18" style:family="paragraph" style:parent-style-name="Standard">
      <style:text-properties style:font-name="Courier New" fo:font-size="12pt" officeooo:rsid="00148e6b" officeooo:paragraph-rsid="00148e6b" style:font-size-asian="12pt" style:font-size-complex="12pt"/>
    </style:style>
    <style:style style:name="P19" style:family="paragraph" style:parent-style-name="Standard">
      <style:text-properties style:font-name="Courier New" fo:font-size="12pt" fo:font-weight="bold" officeooo:rsid="000d06ab" officeooo:paragraph-rsid="000e9135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ourier New" fo:font-size="12pt" fo:font-weight="bold" officeooo:rsid="0010c647" officeooo:paragraph-rsid="0010c647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ourier New" fo:font-size="12pt" fo:font-weight="bold" officeooo:rsid="0012180d" officeooo:paragraph-rsid="0012180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ourier New" fo:font-size="12pt" fo:font-weight="bold" officeooo:rsid="0013037c" officeooo:paragraph-rsid="0013037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87a" style:font-weight-asian="bold" style:font-weight-complex="bold"/>
    </style:style>
    <style:style style:name="T3" style:family="text">
      <style:text-properties fo:font-weight="bold" officeooo:rsid="000bc5dc" style:font-weight-asian="bold" style:font-weight-complex="bold"/>
    </style:style>
    <style:style style:name="T4" style:family="text">
      <style:text-properties officeooo:rsid="0007287a"/>
    </style:style>
    <style:style style:name="T5" style:family="text">
      <style:text-properties fo:font-variant="normal" fo:text-transform="none" fo:color="#030303" fo:letter-spacing="normal" fo:font-style="normal" fo:font-weight="normal"/>
    </style:style>
    <style:style style:name="T6" style:family="text">
      <style:text-properties fo:font-variant="normal" fo:text-transform="none" fo:color="#030303" fo:letter-spacing="normal" fo:font-style="normal" fo:font-weight="normal" officeooo:rsid="000bc5dc"/>
    </style:style>
    <style:style style:name="T7" style:family="text">
      <style:text-properties fo:font-variant="normal" fo:text-transform="none" fo:color="#030303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30303" fo:letter-spacing="normal" fo:font-style="normal" officeooo:rsid="000bc5dc"/>
    </style:style>
    <style:style style:name="T9" style:family="text">
      <style:text-properties fo:font-variant="normal" fo:text-transform="none" fo:color="#030303" fo:letter-spacing="normal" fo:font-style="normal" officeooo:rsid="000bc7aa"/>
    </style:style>
    <style:style style:name="T10" style:family="text">
      <style:text-properties style:font-name="Courier New"/>
    </style:style>
    <style:style style:name="T11" style:family="text">
      <style:text-properties officeooo:rsid="000bc7aa"/>
    </style:style>
    <style:style style:name="T12" style:family="text">
      <style:text-properties officeooo:rsid="000d06ab"/>
    </style:style>
    <style:style style:name="T13" style:family="text">
      <style:text-properties officeooo:rsid="000e9135"/>
    </style:style>
    <style:style style:name="T14" style:family="text">
      <style:text-properties officeooo:rsid="0010c647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13037c"/>
    </style:style>
    <style:style style:name="T17" style:family="text">
      <style:text-properties style:text-line-through-style="none" style:text-line-through-type="none" officeooo:rsid="00148e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</text:span><text:span text:style-name="T1">omandos Linux</text:span></text:p>
      <text:p text:style-name="P4"/>
      <text:p text:style-name="P2"><text:span text:style-name="T2">$</text:span><text:span text:style-name="T1"> sudo dmidecode --type 17</text:span> – <text:span text:style-name="T4">Comando para saber o tipo e tamanho da memória RAM.</text:span></text:p>
      <text:p text:style-name="P2"/>
      <text:p text:style-name="P2">Handle 0x002A, DMI type 17, 28 bytes</text:p>
      <text:p text:style-name="P2">Memory Device</text:p>
      <text:p text:style-name="P2"><text:tab/>Array Handle: 0x0028</text:p>
      <text:p text:style-name="P2"><text:tab/>Error Information Handle: 0x002C</text:p>
      <text:p text:style-name="P2"><text:tab/>Total Width: 64 bits</text:p>
      <text:p text:style-name="P2"><text:tab/>Data Width: 64 bits</text:p>
      <text:p text:style-name="P2"><text:tab/><text:span text:style-name="T1">Size: 2048 MB</text:span></text:p>
      <text:p text:style-name="P2"><text:tab/>Form Factor: SODIMM</text:p>
      <text:p text:style-name="P2"><text:tab/>Set: None</text:p>
      <text:p text:style-name="P2"><text:tab/>Locator: DIMM0</text:p>
      <text:p text:style-name="P2"><text:tab/>Bank Locator: BANK 0</text:p>
      <text:p text:style-name="P2"><text:tab/><text:span text:style-name="T1">Type: DDR3</text:span></text:p>
      <text:p text:style-name="P2"><text:tab/>Type Detail: Synchronous</text:p>
      <text:p text:style-name="P2"><text:tab/>Speed: 1333 MT/s</text:p>
      <text:p text:style-name="P2"><text:tab/>Manufacturer: 0000</text:p>
      <text:p text:style-name="P2"><text:tab/>Serial Number: 02011102</text:p>
      <text:p text:style-name="P2"><text:tab/>Asset Tag: Unknown</text:p>
      <text:p text:style-name="P2"><text:tab/>Part Number: 76.A346G.C270C <text:s text:c="3"/></text:p>
      <text:p text:style-name="P2"><text:tab/>Rank: Unknown</text:p>
      <text:p text:style-name="P2"/>
      <text:p text:style-name="P2">Observe a linha "<text:span text:style-name="T1">Type</text:span>", no exemplo acima diz <text:span text:style-name="T1">DDR</text:span><text:span text:style-name="T2">3</text:span>. É o tipo da memória.</text:p>
      <text:p text:style-name="P2">Depois observe "<text:span text:style-name="T1">size</text:span>", é o tamanho da memória. No exemplo acima, <text:span text:style-name="T1">2048 MB</text:span>.</text:p>
      <text:p text:style-name="P2"/>
      <text:p text:style-name="P5"><text:span text:style-name="T1">$ xlsfonts</text:span> – Comando para saber as fontes instaladas no sistema.</text:p>
      <text:p text:style-name="P5"/>
      <text:p text:style-name="P1"><text:a xlink:type="simple" xlink:href="https://www.youtube.com/watch?v=J6zWPpoIGMA" text:style-name="Internet_20_link" text:visited-style-name="Visited_20_Internet_20_Link"><text:span text:style-name="T10">https://www.youtube.com/watch?v=J6zWPpoIGMA</text:span></text:a></text:p>
      <text:p text:style-name="P5"/>
      <text:p text:style-name="P6"><text:span text:style-name="T3">$ </text:span><text:span text:style-name="T7">sudo apt-get install ttf-mscorefonts-installer</text:span><text:span text:style-name="T5"> – </text:span><text:span text:style-name="T6">comando para instalar fontes da Microsoft.</text:span></text:p>
      <text:p text:style-name="P11"/>
      <text:p text:style-name="P9"><text:span text:style-name="T8">- </text:span><text:span text:style-name="T9">INSTALAR Woe-USB</text:span></text:p>
      <text:p text:style-name="P6"><text:span text:style-name="T11">$ </text:span>sudo apt install git p7zip-full python3-pip python3-wxgtk4.0</text:p>
      <text:p text:style-name="P6"><text:span text:style-name="T11">$ </text:span>sudo pip3 install WoeUSB-ng</text:p>
      <text:p text:style-name="P6"/>
      <text:p text:style-name="P9">- <text:span text:style-name="T12">VERSÃO SISTEMA</text:span></text:p>
      <text:p text:style-name="P7">$ hostnamectl</text:p>
      <text:p text:style-name="P7">$ lsb\_release -a</text:p>
      <text:p text:style-name="P7">$ uname -a</text:p>
      <text:p text:style-name="P7">$ uname mrs</text:p>
      <text:p text:style-name="P7"/>
      <text:p text:style-name="P10">- <text:span text:style-name="T13">ATUALIZAR SISTEMA</text:span></text:p>
      <text:p text:style-name="P8"><text:span text:style-name="T13">$ </text:span>sudo apt update </text:p>
      <text:p text:style-name="P8"><text:span text:style-name="T13">$ </text:span>sudo apt upgrade</text:p>
      <text:p text:style-name="P8"/>
      <text:p text:style-name="P19">- <text:span text:style-name="T14">VSCode</text:span></text:p>
      <text:p text:style-name="P13">1. baixar o arquivo instalador;</text:p>
      <text:p text:style-name="P13"><text:soft-page-break/>2. acessar o diretório onde o arquivo foi baixado pelo terminal;</text:p>
      <text:p text:style-name="P13">3. executar os comandos:</text:p>
      <text:p text:style-name="P13">$ chmod +x “nome do arquivo instalador”</text:p>
      <text:p text:style-name="P13">$ sudo apt install ./”nome do arquivo instalador”</text:p>
      <text:p text:style-name="P13"/>
      <text:p text:style-name="P20">- NODE.js</text:p>
      <text:p text:style-name="P13">1. instalar o curl:</text:p>
      <text:p text:style-name="P13">$ sudo apt install curl</text:p>
      <text:p text:style-name="P13">2. baixar o nvm (gerenciador de versões do Node</text:p>
      <text:p text:style-name="P14">$ curl -<text:span text:style-name="T15">o- </text:span><text:a xlink:type="simple" xlink:href="https://ram.githubusercontent.com/nvm-sh/nvm/v0.35.3/install.sh" text:style-name="Internet_20_link" text:visited-style-name="Visited_20_Internet_20_Link"><text:span text:style-name="T15">https://ram.githubusercontent.com/nvm-sh/nvm/v0.35.3/install.sh</text:span></text:a><text:span text:style-name="T15"> | bash</text:span></text:p>
      <text:p text:style-name="P14"><text:span text:style-name="T15">3. gerar o arquivo bashrc</text:span></text:p>
      <text:p text:style-name="P14"><text:span text:style-name="T15">$ source ~/.bashrc</text:span></text:p>
      <text:p text:style-name="P14"><text:span text:style-name="T15">4. verificar as versões do node</text:span></text:p>
      <text:p text:style-name="P14"><text:span text:style-name="T15">$ nvm list-remote</text:span></text:p>
      <text:p text:style-name="P14"><text:span text:style-name="T15">5. procurar pela versão mais estável (Latest LTS: Fermium) e instalar</text:span></text:p>
      <text:p text:style-name="P14"><text:span text:style-name="T15">$ nvm install “referência da versão mais estável”</text:span></text:p>
      <text:p text:style-name="P15"><text:span text:style-name="T15">6. nvm use → fala para a máquina qual a versão do node que você quer usar:</text:span></text:p>
      <text:p text:style-name="P15"><text:span text:style-name="T15">$ nvm use v14.17.4</text:span></text:p>
      <text:p text:style-name="P15"><text:span text:style-name="T15"/></text:p>
      <text:p text:style-name="P21"><text:span text:style-name="T15">- </text:span><text:span text:style-name="T16">Node.js terminal</text:span></text:p>
      <text:p text:style-name="P16"><text:span text:style-name="T15">Modo assíncrono via biblioteca readline-sync. </text:span></text:p>
      <text:p text:style-name="P16"><text:span text:style-name="T15">1. Abra a pasta que contém o projeto em JS;</text:span></text:p>
      <text:p text:style-name="P16"><text:span text:style-name="T15">2. Abra o terminal;</text:span></text:p>
      <text:p text:style-name="P16"><text:span text:style-name="T15">3. instalar o readline-sync usando o npm:</text:span></text:p>
      <text:p text:style-name="P16"><text:span text:style-name="T15">$ npm install readline-sync</text:span></text:p>
      <text:p text:style-name="P17"><text:span text:style-name="T15">Após isso, no arquivo a ser utilizado declare a variável readlineSync:</text:span></text:p>
      <text:p text:style-name="P17"><text:span text:style-name="T15">var readlineSync = require(‘readline-sync’)</text:span></text:p>
      <text:p text:style-name="P17"><text:span text:style-name="T15">let getline = () =&gt; readlineSync.question()</text:span></text:p>
      <text:p text:style-name="P17"><text:span text:style-name="T15"/></text:p>
      <text:p text:style-name="P18"><text:span text:style-name="T15">Obs&gt;: </text:span><text:span text:style-name="T16">Todos os códigos des</text:span><text:span text:style-name="T15">t</text:span><text:span text:style-name="T16">a pasta </text:span><text:span text:style-name="T15">terão</text:span><text:span text:style-name="T16"> acesso ao readline.</text:span></text:p>
      <text:p text:style-name="P17"><text:span text:style-name="T15"/></text:p>
      <text:p text:style-name="P22"><text:span text:style-name="T15">- </text:span><text:span text:style-name="T17">Git</text:span></text:p>
      <text:p text:style-name="P18"><text:span text:style-name="T15">Acesse a página git-scm.com e clique em “download for linux”</text:span></text:p>
      <text:p text:style-name="P18"><text:span text:style-name="T15">Abra o terminal e digite o comando para instalar:</text:span></text:p>
      <text:p text:style-name="P18"><text:span text:style-name="T15">$ sudo apt-get install git</text:span></text:p>
      <text:p text:style-name="P18"><text:span text:style-name="T15"/></text:p>
      <text:p text:style-name="P1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2:04:26.191875492</meta:creation-date>
    <dc:date>2021-08-10T21:36:20.474458705</dc:date>
    <meta:editing-duration>PT3H11M34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2" meta:paragraph-count="70" meta:word-count="377" meta:character-count="2299" meta:non-whitespace-character-count="1967"/>
  </office:meta>
</office:document-meta>
</file>